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"/>
  <manifest:file-entry manifest:full-path="ObjectReplacements/Object 35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51" manifest:media-type="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38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9" manifest:media-type=""/>
  <manifest:file-entry manifest:full-path="ObjectReplacements/Object 36" manifest:media-type="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41" manifest:media-type=""/>
  <manifest:file-entry manifest:full-path="ObjectReplacements/Object 25" manifest:media-type="application/x-openoffice-gdimetafile;windows_formatname=&quot;GDIMetaFile&quot;"/>
  <manifest:file-entry manifest:full-path="ObjectReplacements/Object 42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0.9889in" style:rel-column-width="9361*"/>
    </style:style>
    <style:style style:name="Таблица1.E" style:family="table-column">
      <style:table-column-properties style:column-width="0.9896in" style:rel-column-width="9363*"/>
    </style:style>
    <style:style style:name="Таблица1.G" style:family="table-column">
      <style:table-column-properties style:column-width="0.9896in" style:rel-column-width="9365*"/>
    </style:style>
    <style:style style:name="Таблица1.A1" style:family="table-cell">
      <style:table-cell-properties fo:padding="0in" fo:border="none" style:writing-mode="page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0.5771in" style:rel-column-width="5458*"/>
    </style:style>
    <style:style style:name="Таблица2.B" style:family="table-column">
      <style:table-column-properties style:column-width="0.5771in" style:rel-column-width="5461*"/>
    </style:style>
    <style:style style:name="Таблица2.C" style:family="table-column">
      <style:table-column-properties style:column-width="0.5771in" style:rel-column-width="5460*"/>
    </style:style>
    <style:style style:name="Таблица2.D" style:family="table-column">
      <style:table-column-properties style:column-width="0.5771in" style:rel-column-width="5462*"/>
    </style:style>
    <style:style style:name="Таблица2.L" style:family="table-column">
      <style:table-column-properties style:column-width="0.5778in" style:rel-column-width="5465*"/>
    </style:style>
    <style:style style:name="Таблица2.A1" style:family="table-cell">
      <style:table-cell-properties fo:padding="0in" fo:border="none" style:writing-mode="page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1.3847in" style:rel-column-width="13106*"/>
    </style:style>
    <style:style style:name="Таблица3.B" style:family="table-column">
      <style:table-column-properties style:column-width="1.3847in" style:rel-column-width="13107*"/>
    </style:style>
    <style:style style:name="Таблица3.E" style:family="table-column">
      <style:table-column-properties style:column-width="1.3854in" style:rel-column-width="13109*"/>
    </style:style>
    <style:style style:name="Таблица3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officeooo:rsid="0011683e" officeooo:paragraph-rsid="0011683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11683e" officeooo:paragraph-rsid="0011683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11683e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164db0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11683e" officeooo:paragraph-rsid="0011683e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rsid="0011683e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1b806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1b8062" officeooo:paragraph-rsid="001d055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rsid="0021b050" officeooo:paragraph-rsid="0021b050"/>
    </style:style>
    <style:style style:name="T1" style:family="text">
      <style:text-properties officeooo:rsid="001168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1683e" style:font-weight-asian="normal" style:font-weight-complex="normal"/>
    </style:style>
    <style:style style:name="T4" style:family="text">
      <style:text-properties officeooo:rsid="00140b5a"/>
    </style:style>
    <style:style style:name="T5" style:family="text">
      <style:text-properties fo:font-weight="bold" officeooo:rsid="0011683e" style:font-weight-asian="bold" style:font-weight-complex="bold"/>
    </style:style>
    <style:style style:name="T6" style:family="text">
      <style:text-properties officeooo:rsid="00164db0"/>
    </style:style>
    <style:style style:name="T7" style:family="text">
      <style:text-properties officeooo:rsid="00168498"/>
    </style:style>
    <style:style style:name="T8" style:family="text">
      <style:text-properties officeooo:rsid="0017dbbf"/>
    </style:style>
    <style:style style:name="T9" style:family="text">
      <style:text-properties officeooo:rsid="0018a8c6"/>
    </style:style>
    <style:style style:name="T10" style:family="text">
      <style:text-properties style:text-position="sub 5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8c9f" style:font-weight-asian="normal" style:font-weight-complex="normal"/>
    </style:style>
    <style:style style:name="T13" style:family="text">
      <style:text-properties fo:font-weight="normal" officeooo:rsid="001d0551" style:font-weight-asian="normal" style:font-weight-complex="normal"/>
    </style:style>
    <style:style style:name="T14" style:family="text">
      <style:text-properties fo:font-weight="normal" officeooo:rsid="001e8d02" style:font-weight-asian="normal" style:font-weight-complex="normal"/>
    </style:style>
    <style:style style:name="T15" style:family="text">
      <style:text-properties fo:font-weight="normal" officeooo:rsid="001fb14a" style:font-weight-asian="normal" style:font-weight-complex="normal"/>
    </style:style>
    <style:style style:name="T16" style:family="text">
      <style:text-properties fo:font-weight="normal" officeooo:rsid="0020c182" style:font-weight-asian="normal" style:font-weight-complex="normal"/>
    </style:style>
    <style:style style:name="T17" style:family="text">
      <style:text-properties fo:font-weight="normal" officeooo:rsid="002107cc" style:font-weight-asian="normal" style:font-weight-complex="normal"/>
    </style:style>
    <style:style style:name="T18" style:family="text">
      <style:text-properties officeooo:rsid="00135260"/>
    </style:style>
    <style:style style:name="T19" style:family="text">
      <style:text-properties officeooo:rsid="0021b050"/>
    </style:style>
    <style:style style:name="T20" style:family="text">
      <style:text-properties officeooo:rsid="0011cc62"/>
    </style:style>
    <style:style style:name="T21" style:family="text">
      <style:text-properties officeooo:rsid="00226cbb"/>
    </style:style>
    <style:style style:name="T22" style:family="text">
      <style:text-properties fo:font-weight="bold" officeooo:rsid="00226cbb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<text:span text:style-name="T1">9.1</text:span></text:p>
      <text:p text:style-name="P2"><text:span text:style-name="T2"><text:tab/></text:span><text:span text:style-name="T3">Рассчитайте IRR проекта, пользуясь методом линейной аппроксимации. Проект А имеет следующий денежный поток (млн руб.):</text:span></text:p>
      <table:table table:name="Таблица1" table:style-name="Таблица1">
        <table:table-column table:style-name="Таблица1.A" table:number-columns-repeated="4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3">A:</text:p>
          </table:table-cell>
          <table:table-cell table:style-name="Таблица1.A1" office:value-type="string">
            <text:p text:style-name="P3">-200</text:p>
          </table:table-cell>
          <table:table-cell table:style-name="Таблица1.A1" office:value-type="string">
            <text:p text:style-name="P3">20</text:p>
          </table:table-cell>
          <table:table-cell table:style-name="Таблица1.A1" office:value-type="string">
            <text:p text:style-name="P3">40</text:p>
          </table:table-cell>
          <table:table-cell table:style-name="Таблица1.A1" office:value-type="string">
            <text:p text:style-name="P3">60</text:p>
          </table:table-cell>
          <table:table-cell table:style-name="Таблица1.A1" office:value-type="string">
            <text:p text:style-name="P3">60</text:p>
          </table:table-cell>
          <table:table-cell table:style-name="Таблица1.A1" office:value-type="string">
            <text:p text:style-name="P3">80</text:p>
          </table:table-cell>
        </table:table-row>
      </table:table>
      <text:p text:style-name="P4"><text:span text:style-name="T4"><text:tab/>Воспользуемся формулой </text:span><draw:frame draw:style-name="fr1" draw:name="Объект1" text:anchor-type="as-char" svg:y="-0.2728in" svg:width="2.7217in" svg:height="0.45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4">подберем </text:span><text:span text:style-name="T4"><draw:frame draw:style-name="fr1" draw:name="Объект2" text:anchor-type="as-char" svg:y="-0.1492in" svg:width="0.1272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и </text:span><text:span text:style-name="T4"><draw:frame draw:style-name="fr1" draw:name="Объект3" text:anchor-type="as-char" svg:y="-0.1492in" svg:width="0.1283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такие что </text:span><text:span text:style-name="T4"><draw:frame draw:style-name="fr1" draw:name="Объект4" text:anchor-type="as-char" svg:y="-0.1528in" svg:width="1.7118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:</text:span></text:p>
      <text:p text:style-name="P4"><text:span text:style-name="T4"><text:tab/>Допустим, </text:span><text:span text:style-name="T4"><draw:frame draw:style-name="fr1" draw:name="Объект5" text:anchor-type="as-char" svg:y="-0.1492in" svg:width="0.5839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tab/><draw:frame draw:style-name="fr1" draw:name="Объект6" text:anchor-type="as-char" svg:y="-0.2445in" svg:width="4.8374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span text:style-name="T4"><text:tab/>Допустим, </text:span><text:span text:style-name="T4"><draw:frame draw:style-name="fr1" draw:name="Объект7" text:anchor-type="as-char" svg:y="-0.1492in" svg:width="0.522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:</text:span></text:p>
      <text:p text:style-name="P4"><text:tab/><draw:frame draw:style-name="fr1" draw:name="Объект8" text:anchor-type="as-char" svg:y="-0.2445in" svg:width="4.9547in" svg:height="0.41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tab/><text:span text:style-name="T4">Рассчитаем IRR:</text:span></text:p>
      <text:p text:style-name="P4"><text:tab/><draw:frame draw:style-name="fr1" draw:name="Объект9" text:anchor-type="as-char" svg:y="-0.2445in" svg:width="4.2591in" svg:height="0.41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text:tab/><text:span text:style-name="T4">Ответ: </text:span><text:span text:style-name="T4"><draw:frame draw:style-name="fr1" draw:name="Объект10" text:anchor-type="as-char" svg:y="-0.1492in" svg:width="0.8791in" svg:height="0.185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Задача 9.2</text:p>
      <text:p text:style-name="P6"><text:span text:style-name="T5"><text:tab/></text:span>Проект А имеет следующий денежный поток (млн руб.): –10, –15, 7, 11, 8, 12. Следует рассчитать значения критериев IRR и MIRR, если стоимость источника финансирования данного проекта равна 12%.</text:p>
      <text:p text:style-name="P7"><text:span text:style-name="T4"><text:tab/>Воспользуемся формулой </text:span><draw:frame draw:style-name="fr1" draw:name="Объект11" text:anchor-type="as-char" svg:y="-0.2728in" svg:width="2.7217in" svg:height="0.452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4">подберем </text:span><text:span text:style-name="T4"><draw:frame draw:style-name="fr1" draw:name="Объект12" text:anchor-type="as-char" svg:y="-0.1492in" svg:width="0.1272in" svg:height="0.2102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"><text:s/>и </text:span><text:span text:style-name="T4"><draw:frame draw:style-name="fr1" draw:name="Объект13" text:anchor-type="as-char" svg:y="-0.1492in" svg:width="0.1283in" svg:height="0.2102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<text:s/>такие что </text:span><text:span text:style-name="T4"><draw:frame draw:style-name="fr1" draw:name="Объект14" text:anchor-type="as-char" svg:y="-0.1528in" svg:width="1.7118in" svg:height="0.213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:</text:span></text:p>
      <text:p text:style-name="P7"><text:tab/>Допустим, <draw:frame draw:style-name="fr1" draw:name="Объект16" text:anchor-type="as-char" svg:y="-0.1492in" svg:width="0.602in" svg:height="0.2102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6">:</text:span></text:p>
      <text:p text:style-name="P7"><text:tab/><draw:frame draw:style-name="fr1" draw:name="Объект15" text:anchor-type="as-char" svg:y="-0.2445in" svg:width="5.0965in" svg:height="0.418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text:tab/>Допустим, <draw:frame draw:style-name="fr1" draw:name="Объект17" text:anchor-type="as-char" svg:y="-0.1492in" svg:width="0.7256in" svg:height="0.2102in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6">:</text:span></text:p>
      <text:p text:style-name="P7"><text:tab/><draw:frame draw:style-name="fr1" draw:name="Объект18" text:anchor-type="as-char" svg:y="-0.2445in" svg:width="5.5839in" svg:height="0.418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<text:tab/><text:span text:style-name="T7">Рассчитаем IRR:</text:span></text:p>
      <text:p text:style-name="P7"><text:tab/><text:span text:style-name="T7"><draw:frame draw:style-name="fr1" draw:name="Объект19" text:anchor-type="as-char" svg:y="-0.2445in" svg:width="4.1626in" svg:height="0.41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7"><text:tab/>Рассчитаем <text:span text:style-name="T8">MIRR:</text:span></text:p>
      <text:p text:style-name="P7"><text:tab/><draw:frame draw:style-name="fr1" draw:name="Объект20" text:anchor-type="as-char" svg:y="-0.2693in" svg:width="2.1252in" svg:height="0.4563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<text:tab/><draw:frame draw:style-name="fr1" draw:name="Объект21" text:anchor-type="as-char" svg:y="-0.2228in" svg:width="4.252in" svg:height="0.316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<text:tab/><draw:frame draw:style-name="fr1" draw:name="Объект22" text:anchor-type="as-char" svg:y="-0.2783in" svg:width="3.8311in" svg:height="0.42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<text:tab/><text:span text:style-name="T9">Ответ: </text:span><text:span text:style-name="T9"><draw:frame draw:style-name="fr1" draw:name="Объект23" text:anchor-type="as-char" svg:y="-0.1492in" svg:width="2.2965in" svg:height="0.1854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5">Задача 9.3</text:p>
      <text:p text:style-name="P6"><text:span text:style-name="T5"><text:tab/></text:span>Анализируется четыре проекта (млн руб.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 table:number-columns-repeated="3"/>
        <table:table-column table:style-name="Таблица2.D"/>
        <table:table-column table:style-name="Таблица2.C"/>
        <table:table-column table:style-name="Таблица2.D" table:number-columns-repeated="2"/>
        <table:table-column table:style-name="Таблица2.L"/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9"><text:span text:style-name="T9">I</text:span>С</text:p>
          </table:table-cell>
          <table:table-cell table:style-name="Таблица2.A1" office:value-type="string">
            <text:p text:style-name="P9">P<text:span text:style-name="T10">1</text:span></text:p>
          </table:table-cell>
          <table:table-cell table:style-name="Таблица2.A1" office:value-type="string">
            <text:p text:style-name="P9">P<text:span text:style-name="T10">2</text:span></text:p>
          </table:table-cell>
          <table:table-cell table:style-name="Таблица2.A1" office:value-type="string">
            <text:p text:style-name="P9">P<text:span text:style-name="T10">3</text:span></text:p>
          </table:table-cell>
          <table:table-cell table:style-name="Таблица2.A1" office:value-type="string">
            <text:p text:style-name="P9">P<text:span text:style-name="T10">4</text:span></text:p>
          </table:table-cell>
          <table:table-cell table:style-name="Таблица2.A1" office:value-type="string">
            <text:p text:style-name="P9">P<text:span text:style-name="T10">5</text:span></text:p>
          </table:table-cell>
          <table:table-cell table:style-name="Таблица2.A1" office:value-type="string">
            <text:p text:style-name="P9">P<text:span text:style-name="T10">6</text:span></text:p>
          </table:table-cell>
          <table:table-cell table:style-name="Таблица2.A1" office:value-type="string">
            <text:p text:style-name="P9">P<text:span text:style-name="T10">7</text:span></text:p>
          </table:table-cell>
          <table:table-cell table:style-name="Таблица2.A1" office:value-type="string">
            <text:p text:style-name="P9">P<text:span text:style-name="T10">8</text:span></text:p>
          </table:table-cell>
          <table:table-cell table:style-name="Таблица2.A1" office:value-type="string">
            <text:p text:style-name="P9">P<text:span text:style-name="T10">9</text:span></text:p>
          </table:table-cell>
          <table:table-cell table:style-name="Таблица2.A1" office:value-type="string">
            <text:p text:style-name="P9">P<text:span text:style-name="T10">10</text:span></text:p>
          </table:table-cell>
        </table:table-row>
        <table:table-row>
          <table:table-cell table:style-name="Таблица2.A1" office:value-type="string">
            <text:p text:style-name="P9">A:</text:p>
          </table:table-cell>
          <table:table-cell table:style-name="Таблица2.A1" office:value-type="string">
            <text:p text:style-name="P10">-31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  <table:table-cell table:style-name="Таблица2.A1" office:value-type="string">
            <text:p text:style-name="P9">6</text:p>
          </table:table-cell>
        </table:table-row>
        <table:table-row>
          <table:table-cell table:style-name="Таблица2.A1" office:value-type="string">
            <text:p text:style-name="P9">B:</text:p>
          </table:table-cell>
          <table:table-cell table:style-name="Таблица2.A1" office:value-type="string">
            <text:p text:style-name="P10">-60</text:p>
          </table:table-cell>
          <table:table-cell table:style-name="Таблица2.A1" office:value-type="string">
            <text:p text:style-name="P9">20</text:p>
          </table:table-cell>
          <table:table-cell table:style-name="Таблица2.A1" office:value-type="string">
            <text:p text:style-name="P9">20</text:p>
          </table:table-cell>
          <table:table-cell table:style-name="Таблица2.A1" office:value-type="string">
            <text:p text:style-name="P9">40</text:p>
          </table:table-cell>
          <table:table-cell table:style-name="Таблица2.A1" office:value-type="string">
            <text:p text:style-name="P9">10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</table:table-row>
        <text:soft-page-break/>
        <table:table-row>
          <table:table-cell table:style-name="Таблица2.A1" office:value-type="string">
            <text:p text:style-name="P9">C:</text:p>
          </table:table-cell>
          <table:table-cell table:style-name="Таблица2.A1" office:value-type="string">
            <text:p text:style-name="P10">-25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9">80</text:p>
          </table:table-cell>
        </table:table-row>
        <table:table-row>
          <table:table-cell table:style-name="Таблица2.A1" office:value-type="string">
            <text:p text:style-name="P9">D:</text:p>
          </table:table-cell>
          <table:table-cell table:style-name="Таблица2.A1" office:value-type="string">
            <text:p text:style-name="P10">-40</text:p>
          </table:table-cell>
          <table:table-cell table:style-name="Таблица2.A1" office:value-type="string">
            <text:p text:style-name="P9">30</text:p>
          </table:table-cell>
          <table:table-cell table:style-name="Таблица2.A1" office:value-type="string">
            <text:p text:style-name="P9">25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  <table:table-cell table:style-name="Таблица2.A1" office:value-type="string">
            <text:p text:style-name="P8">-</text:p>
          </table:table-cell>
        </table:table-row>
      </table:table>
      <text:p text:style-name="P11"><text:tab/><text:span text:style-name="T11">За коэффициент дисконтирования примем 10%. Найдем наибольшее общее кратное сроков действия проектов z = НОК(10; 4; 1</text:span><text:span text:style-name="T12">0</text:span><text:span text:style-name="T11">; 2) = 20.</text:span></text:p>
      <text:p text:style-name="P11"><text:span text:style-name="T11"><text:tab/></text:span><text:span text:style-name="T13"><draw:frame draw:style-name="fr1" draw:name="Объект24" text:anchor-type="as-char" svg:y="-0.2445in" svg:width="6.3307in" svg:height="0.4189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2"><text:span text:style-name="T13"><text:tab/></text:span><text:span text:style-name="T13"><draw:frame draw:style-name="fr1" draw:name="Объект25" text:anchor-type="as-char" svg:y="-0.2445in" svg:width="3.2008in" svg:height="0.4189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2"><text:span text:style-name="T13"><text:tab/></text:span><text:span text:style-name="T14"><draw:frame draw:style-name="fr1" draw:name="Объект26" text:anchor-type="as-char" svg:y="-0.2445in" svg:width="1.8209in" svg:height="0.4189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2"><text:span text:style-name="T13"><text:tab/></text:span><text:span text:style-name="T12"><draw:frame draw:style-name="fr1" draw:name="Объект27" text:anchor-type="as-char" svg:y="-0.2445in" svg:width="2.1437in" svg:height="0.4189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2"><text:span text:style-name="T12"><text:tab/>Рассчитаем суммарный </text:span><text:span text:style-name="T12"><draw:frame draw:style-name="fr1" draw:name="Объект28" text:anchor-type="as-char" svg:y="-0.1528in" svg:width="0.7075in" svg:height="0.2016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:</text:span></text:p>
      <text:p text:style-name="P12"><text:span text:style-name="T15"><text:tab/></text:span><text:span text:style-name="T15"><draw:frame draw:style-name="fr1" draw:name="Объект29" text:anchor-type="as-char" svg:y="-0.2445in" svg:width="4.3772in" svg:height="0.4311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 </text:span></text:p>
      <text:p text:style-name="P12"><text:span text:style-name="T15"><text:tab/></text:span><text:span text:style-name="T15"><draw:frame draw:style-name="fr1" draw:name="Объект30" text:anchor-type="as-char" svg:y="-0.2445in" svg:width="5.6083in" svg:height="0.4311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2"><text:span text:style-name="T15"><text:tab/></text:span><text:span text:style-name="T15"><draw:frame draw:style-name="fr1" draw:name="Объект31" text:anchor-type="as-char" svg:y="-0.2445in" svg:width="3.1909in" svg:height="0.4311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2"><text:span text:style-name="T15"><text:tab/></text:span><text:span text:style-name="T15"><draw:frame draw:style-name="fr1" draw:name="Объект32" text:anchor-type="as-char" svg:y="-0.2445in" svg:width="7.0925in" svg:height="0.4311in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2"><text:span text:style-name="T15"><text:tab/></text:span><text:span text:style-name="T16">Таким образом, при </text:span><text:span text:style-name="T16"><draw:frame draw:style-name="fr1" draw:name="Объект33" text:anchor-type="as-char" svg:y="-0.1492in" svg:width="0.5492in" svg:height="0.1854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6"><text:s/>для инвестирования оптимален проект D, </text:span><text:span text:style-name="T17">так как для него суммарный NPV повторяющегося потока имеет наибольшее значение.</text:span></text:p>
      <text:p text:style-name="P5">Задача 9.4</text:p>
      <text:p text:style-name="P6"><text:span text:style-name="T5"><text:tab/></text:span>Рассматриваются два альтернативных проекта (мл<text:span text:style-name="T1">н. </text:span><text:span text:style-name="T18">р</text:span>уб.):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E"/>
        <table:table-row>
          <table:table-cell table:style-name="Таблица3.A1" office:value-type="string">
            <text:p text:style-name="P9">Проект</text:p>
          </table:table-cell>
          <table:table-cell table:style-name="Таблица3.A1" office:value-type="string">
            <text:p text:style-name="P9"><text:span text:style-name="T19">I</text:span>С</text:p>
          </table:table-cell>
          <table:table-cell table:style-name="Таблица3.A1" office:value-type="string">
            <text:p text:style-name="P9">Р<text:span text:style-name="T10">1</text:span></text:p>
          </table:table-cell>
          <table:table-cell table:style-name="Таблица3.A1" office:value-type="string">
            <text:p text:style-name="P9">Р<text:span text:style-name="T10">2</text:span></text:p>
          </table:table-cell>
          <table:table-cell table:style-name="Таблица3.A1" office:value-type="string">
            <text:p text:style-name="P9">Р<text:span text:style-name="T10">3</text:span></text:p>
          </table:table-cell>
        </table:table-row>
        <table:table-row>
          <table:table-cell table:style-name="Таблица3.A1" office:value-type="string">
            <text:p text:style-name="P9">A</text:p>
          </table:table-cell>
          <table:table-cell table:style-name="Таблица3.A1" office:value-type="string">
            <text:p text:style-name="P9">-100</text:p>
          </table:table-cell>
          <table:table-cell table:style-name="Таблица3.A1" office:value-type="string">
            <text:p text:style-name="P9">90</text:p>
          </table:table-cell>
          <table:table-cell table:style-name="Таблица3.A1" office:value-type="string">
            <text:p text:style-name="P9">45</text:p>
          </table:table-cell>
          <table:table-cell table:style-name="Таблица3.A1" office:value-type="string">
            <text:p text:style-name="P9">9</text:p>
          </table:table-cell>
        </table:table-row>
        <table:table-row>
          <table:table-cell table:style-name="Таблица3.A1" office:value-type="string">
            <text:p text:style-name="P9">B</text:p>
          </table:table-cell>
          <table:table-cell table:style-name="Таблица3.A1" office:value-type="string">
            <text:p text:style-name="P9">-100</text:p>
          </table:table-cell>
          <table:table-cell table:style-name="Таблица3.A1" office:value-type="string">
            <text:p text:style-name="P9">10</text:p>
          </table:table-cell>
          <table:table-cell table:style-name="Таблица3.A1" office:value-type="string">
            <text:p text:style-name="P9">50</text:p>
          </table:table-cell>
          <table:table-cell table:style-name="Таблица3.A1" office:value-type="string">
            <text:p text:style-name="P9">100</text:p>
          </table:table-cell>
        </table:table-row>
      </table:table>
      <text:p text:style-name="P6"><text:tab/><text:span text:style-name="T20">Требуется:</text:span></text:p>
      <text:p text:style-name="P6"><text:tab/><text:span text:style-name="T20">а) найти точку Фишера;</text:span></text:p>
      <text:p text:style-name="P6"><text:span text:style-name="T20"><text:tab/>б) сделать выбор при r = 8% и r = 15%.</text:span></text:p>
      <text:p text:style-name="P13"><text:tab/>Рассчитаем NPV для r = 8%, r = 9%, r = 10%, r = 11%, r = 12%, r = 13%, r = 14%, r = 15% для проектов А и Б:</text:p>
      <text:p text:style-name="P13"><text:tab/>Проект A:</text:p>
      <text:p text:style-name="P13"><text:tab/><draw:frame draw:style-name="fr2" draw:name="Object1" text:anchor-type="as-char" svg:y="-0.2445in" svg:width="3.9882in" svg:height="0.431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><text:tab/><draw:frame draw:style-name="fr2" draw:name="Object3" text:anchor-type="as-char" svg:y="-0.2445in" svg:width="3.9874in" svg:height="0.4311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><text:tab/><draw:frame draw:style-name="fr2" draw:name="Object4" text:anchor-type="as-char" svg:y="-0.2445in" svg:width="3.7791in" svg:height="0.4311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3"><text:tab/><draw:frame draw:style-name="fr2" draw:name="Object5" text:anchor-type="as-char" svg:y="-0.2445in" svg:width="4.0028in" svg:height="0.4311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><text:tab/><draw:frame draw:style-name="fr2" draw:name="Object6" text:anchor-type="as-char" svg:y="-0.2445in" svg:width="4.0299in" svg:height="0.4311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3"><text:soft-page-break/><text:tab/><draw:frame draw:style-name="fr2" draw:name="Object7" text:anchor-type="as-char" svg:y="-0.2445in" svg:width="4.0354in" svg:height="0.4311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13"><text:tab/><draw:frame draw:style-name="fr2" draw:name="Object8" text:anchor-type="as-char" svg:y="-0.2445in" svg:width="4.0484in" svg:height="0.4311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<text:tab/><draw:frame draw:style-name="fr2" draw:name="Object9" text:anchor-type="as-char" svg:y="-0.2445in" svg:width="3.948in" svg:height="0.4311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13"><text:tab/>Проект B:</text:p>
      <text:p text:style-name="P13"><text:tab/><draw:frame draw:style-name="fr2" draw:name="Object2" text:anchor-type="as-char" svg:y="-0.2445in" svg:width="3.9835in" svg:height="0.431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3"><text:tab/><draw:frame draw:style-name="fr2" draw:name="Object10" text:anchor-type="as-char" svg:y="-0.2445in" svg:width="3.9874in" svg:height="0.4311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3"><text:tab/><draw:frame draw:style-name="fr2" draw:name="Object11" text:anchor-type="as-char" svg:y="-0.2445in" svg:width="3.7811in" svg:height="0.4311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><text:tab/><draw:frame draw:style-name="fr2" draw:name="Object12" text:anchor-type="as-char" svg:y="-0.2445in" svg:width="4in" svg:height="0.4311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3"><text:tab/><draw:frame draw:style-name="fr2" draw:name="Object13" text:anchor-type="as-char" svg:y="-0.2445in" svg:width="4.0264in" svg:height="0.4311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3"><text:tab/><draw:frame draw:style-name="fr2" draw:name="Object14" text:anchor-type="as-char" svg:y="-0.2445in" svg:width="4.0311in" svg:height="0.4311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<text:tab/><draw:frame draw:style-name="fr2" draw:name="Object15" text:anchor-type="as-char" svg:y="-0.2445in" svg:width="4.0528in" svg:height="0.4311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3"><text:tab/><draw:frame draw:style-name="fr2" draw:name="Object16" text:anchor-type="as-char" svg:y="-0.2445in" svg:width="4.0339in" svg:height="0.4311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3"><text:tab/>Отложим полученные значения NPV на графике, где по оси Y отложены значения NPV, по оси X – значения r.</text:p>
      <text:p text:style-name="P13"><text:tab/></text:p>
      <text:p text:style-name="P13"><draw:frame draw:style-name="fr3" draw:name="Object17" text:anchor-type="char" svg:width="6.2992in" svg:height="3.5429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3"><text:soft-page-break/><text:span text:style-name="T21"><text:tab/></text:span><text:span text:style-name="T22">Ответ</text:span><text:span text:style-name="T21">: Как видно по графику, точка Фишера находится на </text:span><text:span text:style-name="T21"><draw:frame draw:style-name="fr2" draw:name="Object18" text:anchor-type="as-char" svg:y="-0.1492in" svg:width="0.4354in" svg:height="0.1854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21">. При r = 8 для инвестирования более предпочтителен проект Bпри r = 15 для инвестирования более предпочтителен проект A. 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8.5.2$Linux_X86_64 LibreOffice_project/580$Build-2</meta:generator>
    <meta:editing-cycles>0</meta:editing-cycles>
    <meta:editing-duration>P0D</meta:editing-duration>
    <meta:print-date>2026-03-28T20:51:07.088747900</meta:print-date>
    <meta:printed-by>Файлы PDF</meta:printed-by>
    <meta:document-statistic meta:table-count="3" meta:image-count="0" meta:object-count="51" meta:page-count="4" meta:paragraph-count="145" meta:word-count="316" meta:character-count="1609" meta:non-whitespace-character-count="1333"/>
  </office:meta>
</office:document-meta>
</file>

<file path=Object 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0/content.xml><?xml version="1.0" encoding="utf-8"?>
<math xmlns="http://www.w3.org/1998/Math/MathML" display="block">
  <semantics>
    <mrow>
      <mrow>
        <mi mathvariant="italic">IRR</mi>
        <mo stretchy="false">≈</mo>
        <mn>7.84</mn>
      </mrow>
      <mtext>%</mtext>
    </mrow>
    <annotation encoding="StarMath 5.0">IRR approx 7.84%</annotation>
  </semantics>
</math>
</file>

<file path=Object 11/content.xml><?xml version="1.0" encoding="utf-8"?>
<math xmlns="http://www.w3.org/1998/Math/MathML" display="block">
  <semantics>
    <mrow>
      <mi mathvariant="italic">IRR</mi>
      <mo stretchy="false">≈</mo>
      <mrow>
        <msub>
          <mi>r</mi>
          <mn>1</mn>
        </msub>
        <mo stretchy="false">+</mo>
        <mrow>
          <mfrac>
            <mrow>
              <mi mathvariant="italic">NPV</mi>
              <mrow>
                <mo fence="true" form="prefix" stretchy="false">(</mo>
                <mrow>
                  <msub>
                    <mi>r</mi>
                    <mn>1</mn>
                  </msub>
                </mrow>
                <mo fence="true" form="postfix" stretchy="false">)</mo>
              </mrow>
            </mrow>
            <mrow>
              <mi mathvariant="italic">NPV</mi>
              <mrow>
                <mrow>
                  <mo fence="true" form="prefix" stretchy="false">(</mo>
                  <mrow>
                    <msub>
                      <mi>r</mi>
                      <mn>1</mn>
                    </msub>
                  </mrow>
                  <mo fence="true" form="postfix" stretchy="false">)</mo>
                </mrow>
                <mo stretchy="false">−</mo>
                <mi mathvariant="italic">NPV</mi>
              </mrow>
              <mrow>
                <mo fence="true" form="prefix" stretchy="false">(</mo>
                <mrow>
                  <msub>
                    <mi>r</mi>
                    <mn>2</mn>
                  </msub>
                </mrow>
                <mo fence="true" form="postfix" stretchy="false">)</mo>
              </mrow>
            </mrow>
          </mfrac>
          <mo stretchy="false">×</mo>
          <mrow>
            <mo fence="true" form="prefix" stretchy="false">(</mo>
            <mrow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</mrow>
            <mo fence="true" form="postfix" stretchy="false">)</mo>
          </mrow>
        </mrow>
      </mrow>
    </mrow>
    <annotation encoding="StarMath 5.0">IRR approx r_1 + {NPV(r_1)} over {NPV (r_1) - NPV (r_2)} times (r_2 - r_1)</annotation>
  </semantics>
</math>
</file>

<file path=Object 1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1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1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15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</mn>
          </mfrac>
          <mo stretchy="false">+</mo>
          <mfrac>
            <mn>7</mn>
            <msup>
              <mn>1.15</mn>
              <mn>2</mn>
            </msup>
          </mfrac>
          <mo stretchy="false">+</mo>
          <mfrac>
            <mn>11</mn>
            <msup>
              <mn>1.15</mn>
              <mn>3</mn>
            </msup>
          </mfrac>
          <mo stretchy="false">+</mo>
          <mfrac>
            <mn>8</mn>
            <msup>
              <mn>1.15</mn>
              <mn>4</mn>
            </msup>
          </mfrac>
          <mo stretchy="false">+</mo>
          <mfrac>
            <mn>12</mn>
            <msup>
              <mn>1.15</mn>
              <mn>5</mn>
            </msup>
          </mfrac>
        </mrow>
        <mo stretchy="false">=</mo>
        <mn>0.02235</mn>
      </mrow>
      <mi mathvariant="italic">млн</mi>
      <mn>.</mn>
      <mi mathvariant="italic">руб</mi>
      <mi>.</mi>
    </mrow>
    <annotation encoding="StarMath 5.0">NPV(15%) = -10 – {15} over {1.15} + {7} over {1.15^2} + {11} over {1.15^3} + {8} over {1.15^4} + {12} over {1.15^5} = 0.02235 млн. руб.</annotation>
  </semantics>
</math>
</file>

<file path=Object 16/content.xml><?xml version="1.0" encoding="utf-8"?>
<math xmlns="http://www.w3.org/1998/Math/MathML" display="block">
  <semantics>
    <mrow>
      <mrow>
        <msub>
          <mi>r</mi>
          <mn>1</mn>
        </msub>
        <mo stretchy="false">≈</mo>
        <mn>15</mn>
      </mrow>
      <mtext>%</mtext>
    </mrow>
    <annotation encoding="StarMath 5.0">r_1 approx 15%</annotation>
  </semantics>
</math>
</file>

<file path=Object 1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15.1</mn>
      </mrow>
      <mtext>%</mtext>
    </mrow>
    <annotation encoding="StarMath 5.0">r_2 approx 15.1%</annotation>
  </semantics>
</math>
</file>

<file path=Object 1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15.1</mn>
              <mtext>%</mtext>
            </mrow>
          </mrow>
          <mo fence="true" form="postfix" stretchy="false">)</mo>
        </mrow>
        <mo stretchy="false">=</mo>
        <mrow>
          <mo stretchy="false">−</mo>
          <mn>10</mn>
        </mrow>
      </mrow>
      <mi>–</mi>
      <mrow>
        <mrow>
          <mfrac>
            <mn>15</mn>
            <mn>1.151</mn>
          </mfrac>
          <mo stretchy="false">+</mo>
          <mfrac>
            <mn>7</mn>
            <msup>
              <mn>1.151</mn>
              <mn>2</mn>
            </msup>
          </mfrac>
          <mo stretchy="false">+</mo>
          <mfrac>
            <mn>11</mn>
            <msup>
              <mn>1.151</mn>
              <mn>3</mn>
            </msup>
          </mfrac>
          <mo stretchy="false">+</mo>
          <mfrac>
            <mn>8</mn>
            <msup>
              <mn>1.151</mn>
              <mn>4</mn>
            </msup>
          </mfrac>
          <mo stretchy="false">+</mo>
          <mfrac>
            <mn>12</mn>
            <msup>
              <mn>1.151</mn>
              <mn>5</mn>
            </msup>
          </mfrac>
        </mrow>
        <mo stretchy="false">=</mo>
        <mrow>
          <mo stretchy="false">−</mo>
          <mn>0.036</mn>
        </mrow>
      </mrow>
      <mi mathvariant="italic">млн</mi>
      <mn>.</mn>
      <mi mathvariant="italic">руб</mi>
      <mi>.</mi>
    </mrow>
    <annotation encoding="StarMath 5.0">NPV(15.1%) = -10 – {15} over {1.151} + {7} over {1.151^2} + {11} over {1.151^3} + {8} over {1.151^4} + {12} over {1.151^5} = - 0.036 млн. руб.</annotation>
  </semantics>
</math>
</file>

<file path=Object 19/content.xml><?xml version="1.0" encoding="utf-8"?>
<math xmlns="http://www.w3.org/1998/Math/MathML" display="block">
  <semantics>
    <mrow>
      <mrow>
        <mi mathvariant="italic">IRR</mi>
        <mo stretchy="false">≈</mo>
        <mn>15</mn>
      </mrow>
      <mrow>
        <mrow>
          <mtext>%</mtext>
          <mo stretchy="false">+</mo>
          <mrow>
            <mfrac>
              <mn>0.02235</mn>
              <mrow>
                <mn>0.02235</mn>
                <mo stretchy="false">−</mo>
                <mrow>
                  <mo fence="true" form="prefix" stretchy="false">(</mo>
                  <mrow>
                    <mrow>
                      <mo stretchy="false">−</mo>
                      <mn>0.036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15.1</mn>
                  <mrow>
                    <mtext>%</mtext>
                    <mo stretchy="false">−</mo>
                    <mn>15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15.038</mn>
      </mrow>
      <mtext>%</mtext>
    </mrow>
    <annotation encoding="StarMath 5.0">IRR approx 15% + {0.02235} over{0.02235 - (- 0.036) } times (15.1% - 15%) = 15.038%</annotation>
  </semantics>
</math>
</file>

<file path=Object 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0</mn>
          </mrow>
          <mi>n</mi>
        </msubsup>
        <mfrac>
          <msub>
            <mi mathvariant="italic">OF</mi>
            <mi>i</mi>
          </msub>
          <msup>
            <mrow>
              <mo fence="true" form="prefix" stretchy="false">(</mo>
              <mrow>
                <mrow>
                  <mn>1</mn>
                  <mo stretchy="false">+</mo>
                  <mi>r</mi>
                </mrow>
              </mrow>
              <mo fence="true" form="postfix" stretchy="false">)</mo>
            </mrow>
            <mi>i</mi>
          </msup>
        </mfrac>
      </mrow>
      <mo stretchy="false">=</mo>
      <mrow>
        <mn>10</mn>
        <mo stretchy="false">+</mo>
        <mfrac>
          <mn>15</mn>
          <mn>1.12</mn>
        </mfrac>
      </mrow>
      <mo stretchy="false">≈</mo>
      <mn>23.39</mn>
    </mrow>
    <annotation encoding="StarMath 5.0">sum_{i = 0}^{n} {{OF_i} over {(1+r)^i}} = 10 + {15} over {1.12} approx 23.39</annotation>
  </semantics>
</math>
</file>

<file path=Object 21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n>0</mn>
            </mrow>
            <mi>n</mi>
          </msubsup>
          <msub>
            <mi mathvariant="italic">IF</mi>
            <mi>i</mi>
          </msub>
        </mrow>
        <mo stretchy="false">∗</mo>
        <msup>
          <mrow>
            <mo fence="true" form="prefix" stretchy="false">(</mo>
            <mrow>
              <mrow>
                <mn>1</mn>
                <mo stretchy="false">+</mo>
                <mi>r</mi>
              </mrow>
            </mrow>
            <mo fence="true" form="postfix" stretchy="false">)</mo>
          </mrow>
          <mrow>
            <mi>n</mi>
            <mi>–</mi>
            <mi>I</mi>
          </mrow>
        </msup>
      </mrow>
      <mrow/>
      <mrow>
        <mrow>
          <mrow>
            <mn>7</mn>
            <mo stretchy="false">∗</mo>
            <msup>
              <mn>1.12</mn>
              <mn>3</mn>
            </msup>
          </mrow>
          <mo stretchy="false">+</mo>
          <mrow>
            <mn>11</mn>
            <mo stretchy="false">∗</mo>
            <msup>
              <mn>1.12</mn>
              <mn>2</mn>
            </msup>
          </mrow>
          <mo stretchy="false">+</mo>
          <mrow>
            <mn>8</mn>
            <mo stretchy="false">∗</mo>
            <mn>1.12</mn>
          </mrow>
          <mo stretchy="false">+</mo>
          <mn>12</mn>
        </mrow>
        <mo stretchy="false">=</mo>
        <mn>44.5929</mn>
      </mrow>
    </mrow>
    <annotation encoding="StarMath 5.0">sum_{i = 0}^{n} IF_{i} * (1 + r)^{n – I} \approx 7 * 1.12^3 + 11 * 1.12^2 + 8 * 1.12 + 12 = 44.5929</annotation>
  </semantics>
</math>
</file>

<file path=Object 22/content.xml><?xml version="1.0" encoding="utf-8"?>
<math xmlns="http://www.w3.org/1998/Math/MathML" display="block">
  <semantics>
    <mrow>
      <mrow>
        <mi mathvariant="italic">MIRR</mi>
        <mo stretchy="false">=</mo>
        <mrow>
          <mroot>
            <mfrac>
              <mn>44.5929</mn>
              <mn>23.39</mn>
            </mfrac>
            <mn>5</mn>
          </mroot>
          <mo stretchy="false">−</mo>
          <mn>1</mn>
        </mrow>
        <mo stretchy="false">≈</mo>
        <mrow>
          <mn>1.13775</mn>
          <mo stretchy="false">−</mo>
          <mn>1</mn>
        </mrow>
        <mo stretchy="false">=</mo>
        <mn>0.13775</mn>
        <mo stretchy="false">=</mo>
        <mn>13.775</mn>
      </mrow>
      <mtext>%</mtext>
    </mrow>
    <annotation encoding="StarMath 5.0">MIRR = nroot{5}{{44.5929} over {23.39}} - 1 approx 1.13775 - 1 = 0.13775 = 13.775%</annotation>
  </semantics>
</math>
</file>

<file path=Object 23/content.xml><?xml version="1.0" encoding="utf-8"?>
<math xmlns="http://www.w3.org/1998/Math/MathML" display="block">
  <semantics>
    <mrow>
      <mrow>
        <mi mathvariant="italic">IRR</mi>
        <mo stretchy="false">=</mo>
        <mn>15.038</mn>
      </mrow>
      <mtext>%</mtext>
      <mi>,</mi>
      <mrow>
        <mi mathvariant="italic">MIRR</mi>
        <mo stretchy="false">=</mo>
        <mn>13.775</mn>
      </mrow>
      <mtext>%</mtext>
    </mrow>
    <annotation encoding="StarMath 5.0">IRR = 15.038%, MIRR = 13.775%</annotation>
  </semantics>
</math>
</file>

<file path=Object 24/content.xml><?xml version="1.0" encoding="utf-8"?>
<math xmlns="http://www.w3.org/1998/Math/MathML" display="block">
  <semantics>
    <mrow>
      <mrow>
        <msub>
          <mi mathvariant="italic">NPV</mi>
          <mi>A</mi>
        </msub>
        <mo stretchy="false">=</mo>
        <mrow>
          <mfrac>
            <mn>6</mn>
            <mn>1.10</mn>
          </mfrac>
          <mo stretchy="false">+</mo>
          <mfrac>
            <mn>6</mn>
            <msup>
              <mn>1.10</mn>
              <mn>2</mn>
            </msup>
          </mfrac>
          <mo stretchy="false">+</mo>
          <mfrac>
            <mn>6</mn>
            <msup>
              <mn>1.10</mn>
              <mn>3</mn>
            </msup>
          </mfrac>
          <mo stretchy="false">+</mo>
          <mfrac>
            <mn>6</mn>
            <msup>
              <mn>1.10</mn>
              <mn>4</mn>
            </msup>
          </mfrac>
          <mo stretchy="false">+</mo>
          <mfrac>
            <mn>6</mn>
            <msup>
              <mn>1.10</mn>
              <mn>5</mn>
            </msup>
          </mfrac>
          <mo stretchy="false">+</mo>
          <mfrac>
            <mn>6</mn>
            <msup>
              <mn>1.10</mn>
              <mn>6</mn>
            </msup>
          </mfrac>
          <mo stretchy="false">+</mo>
          <mfrac>
            <mn>6</mn>
            <msup>
              <mn>1.10</mn>
              <mn>7</mn>
            </msup>
          </mfrac>
          <mo stretchy="false">+</mo>
          <mfrac>
            <mn>6</mn>
            <msup>
              <mn>1.10</mn>
              <mn>8</mn>
            </msup>
          </mfrac>
          <mo stretchy="false">+</mo>
          <mfrac>
            <mn>6</mn>
            <msup>
              <mn>1.10</mn>
              <mn>9</mn>
            </msup>
          </mfrac>
          <mo stretchy="false">+</mo>
          <mfrac>
            <mn>6</mn>
            <msup>
              <mn>1.10</mn>
              <mn>10</mn>
            </msup>
          </mfrac>
        </mrow>
      </mrow>
      <mi>–</mi>
      <mrow>
        <mn>31</mn>
        <mo stretchy="false">=</mo>
        <mn>5.8674</mn>
      </mrow>
    </mrow>
    <annotation encoding="StarMath 5.0">NPV_A = {6} over {1.10} + {6} over {1.10^2} + {6} over {1.10^3} + {6} over {1.10^4} + {6} over {1.10^5} + {6} over {1.10^6} + {6} over {1.10^7} + {6} over {1.10^8} + {6} over {1.10^9} + {6} over {1.10^10} – 31 = 5.8674</annotation>
  </semantics>
</math>
</file>

<file path=Object 25/content.xml><?xml version="1.0" encoding="utf-8"?>
<math xmlns="http://www.w3.org/1998/Math/MathML" display="block">
  <semantics>
    <mrow>
      <mrow>
        <msub>
          <mi mathvariant="italic">NPV</mi>
          <mi>B</mi>
        </msub>
        <mo stretchy="false">=</mo>
        <mrow>
          <mfrac>
            <mn>20</mn>
            <mn>1.10</mn>
          </mfrac>
          <mo stretchy="false">+</mo>
          <mfrac>
            <mn>20</mn>
            <msup>
              <mn>1.10</mn>
              <mn>2</mn>
            </msup>
          </mfrac>
          <mo stretchy="false">+</mo>
          <mfrac>
            <mn>40</mn>
            <msup>
              <mn>1.10</mn>
              <mn>3</mn>
            </msup>
          </mfrac>
          <mo stretchy="false">+</mo>
          <mfrac>
            <mn>10</mn>
            <msup>
              <mn>1.10</mn>
              <mn>4</mn>
            </msup>
          </mfrac>
        </mrow>
      </mrow>
      <mi>–</mi>
      <mrow>
        <mn>60</mn>
        <mo stretchy="false">=</mo>
        <mn>11.59</mn>
      </mrow>
    </mrow>
    <annotation encoding="StarMath 5.0">NPV_B = {20} over {1.10} + {20} over {1.10^2} + {40} over {1.10^3} + {10} over {1.10^4} – 60 = 11.59</annotation>
  </semantics>
</math>
</file>

<file path=Object 26/content.xml><?xml version="1.0" encoding="utf-8"?>
<math xmlns="http://www.w3.org/1998/Math/MathML" display="block">
  <semantics>
    <mrow>
      <mrow>
        <msub>
          <mi mathvariant="italic">NPV</mi>
          <mi>C</mi>
        </msub>
        <mo stretchy="false">=</mo>
        <mfrac>
          <mn>80</mn>
          <msup>
            <mn>1.10</mn>
            <mn>10</mn>
          </msup>
        </mfrac>
      </mrow>
      <mi>–</mi>
      <mrow>
        <mn>25</mn>
        <mo stretchy="false">=</mo>
        <mn>5.843</mn>
      </mrow>
    </mrow>
    <annotation encoding="StarMath 5.0">NPV_C = {80} over {1.10^10} – 25 = 5.843</annotation>
  </semantics>
</math>
</file>

<file path=Object 27/content.xml><?xml version="1.0" encoding="utf-8"?>
<math xmlns="http://www.w3.org/1998/Math/MathML" display="block">
  <semantics>
    <mrow>
      <mrow>
        <msub>
          <mi mathvariant="italic">NPV</mi>
          <mi>D</mi>
        </msub>
        <mo stretchy="false">=</mo>
        <mrow>
          <mfrac>
            <mn>30</mn>
            <mn>1.10</mn>
          </mfrac>
          <mo stretchy="false">+</mo>
          <mfrac>
            <mn>25</mn>
            <msup>
              <mn>1.10</mn>
              <mn>2</mn>
            </msup>
          </mfrac>
        </mrow>
      </mrow>
      <mi>–</mi>
      <mrow>
        <mn>40</mn>
        <mo stretchy="false">=</mo>
        <mn>7.93</mn>
      </mrow>
    </mrow>
    <annotation encoding="StarMath 5.0">NPV _D = {30} over {1.10} + {25} over {1.10^2} – 40 = 7.93</annotation>
  </semantics>
</math>
</file>

<file path=Object 28/content.xml><?xml version="1.0" encoding="utf-8"?>
<math xmlns="http://www.w3.org/1998/Math/MathML" display="block">
  <semantics>
    <mrow>
      <mi mathvariant="italic">NPV</mi>
      <mrow>
        <mo fence="true" form="prefix" stretchy="false">(</mo>
        <mrow>
          <mrow>
            <mi>i</mi>
            <mi>,</mi>
            <mi>n</mi>
          </mrow>
        </mrow>
        <mo fence="true" form="postfix" stretchy="false">)</mo>
      </mrow>
    </mrow>
    <annotation encoding="StarMath 5.0">NPV (i, n)</annotation>
  </semantics>
</math>
</file>

<file path=Object 29/content.xml><?xml version="1.0" encoding="utf-8"?>
<math xmlns="http://www.w3.org/1998/Math/MathML" display="block">
  <semantics>
    <mrow>
      <msub>
        <mi mathvariant="italic">NPV</mi>
        <mi>A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5.8674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row>
          <mn>5.8674</mn>
          <mo stretchy="false">∗</mo>
          <mn>1.3855</mn>
        </mrow>
        <mo stretchy="false">=</mo>
        <mn>8.130</mn>
      </mrow>
    </mrow>
    <annotation encoding="StarMath 5.0">NPV_{A} (10, 2) = 5.8674 * (1 + {1} over {(1 + 0.10)^{10}}) = 5.8674 * 1.3855 = 8.130</annotation>
  </semantics>
</math>
</file>

<file path=Object 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30/content.xml><?xml version="1.0" encoding="utf-8"?>
<math xmlns="http://www.w3.org/1998/Math/MathML" display="block">
  <semantics>
    <mrow>
      <msub>
        <mi mathvariant="italic">NPV</mi>
        <mi>B</mi>
      </msub>
      <mrow>
        <mrow>
          <mo fence="true" form="prefix" stretchy="false">(</mo>
          <mrow>
            <mrow>
              <mn>4</mn>
              <mi>,</mi>
              <mn>5</mn>
            </mrow>
          </mrow>
          <mo fence="true" form="postfix" stretchy="false">)</mo>
        </mrow>
        <mo stretchy="false">=</mo>
        <mrow>
          <mn>11.59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8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6</mn>
                  </msup>
                </mfrac>
              </mrow>
            </mrow>
            <mo fence="true" form="postfix" stretchy="false">)</mo>
          </mrow>
        </mrow>
        <mo stretchy="false">=</mo>
        <mn>31.128</mn>
      </mrow>
    </mrow>
    <annotation encoding="StarMath 5.0">NPV_{B} (4, 5) = 11.59 * (1 + {1} over {(1 + 0.10)^4} + {1} over {(1 + 0.10)^8} + {1} over {(1 + 0.10)^12} + {1} over {(1 + 0.10)^16}) = 31.128</annotation>
  </semantics>
</math>
</file>

<file path=Object 31/content.xml><?xml version="1.0" encoding="utf-8"?>
<math xmlns="http://www.w3.org/1998/Math/MathML" display="block">
  <semantics>
    <mrow>
      <msub>
        <mi mathvariant="italic">NPV</mi>
        <mi>C</mi>
      </msub>
      <mrow>
        <mrow>
          <mo fence="true" form="prefix" stretchy="false">(</mo>
          <mrow>
            <mrow>
              <mn>10</mn>
              <mi>,</mi>
              <mn>2</mn>
            </mrow>
          </mrow>
          <mo fence="true" form="postfix" stretchy="false">)</mo>
        </mrow>
        <mo stretchy="false">=</mo>
        <mrow>
          <mn>5.843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n>0.10</mn>
                        </mrow>
                      </mrow>
                      <mo fence="true" form="postfix" stretchy="false">)</mo>
                    </mrow>
                    <mn>10</mn>
                  </msup>
                </mfrac>
              </mrow>
            </mrow>
            <mo fence="true" form="postfix" stretchy="false">)</mo>
          </mrow>
        </mrow>
        <mo stretchy="false">=</mo>
        <mn>8.0955</mn>
      </mrow>
    </mrow>
    <annotation encoding="StarMath 5.0">NPV_{C} (10, 2) = 5.843 * (1 + {1} over {(1 + 0.10)^10}) = 8.0955 </annotation>
  </semantics>
</math>
</file>

<file path=Object 32/content.xml><?xml version="1.0" encoding="utf-8"?>
<math xmlns="http://www.w3.org/1998/Math/MathML" display="block">
  <semantics>
    <mrow>
      <msub>
        <mi mathvariant="italic">NPV</mi>
        <mi>D</mi>
      </msub>
      <mrow>
        <mrow>
          <mo fence="true" form="prefix" stretchy="false">(</mo>
          <mrow>
            <mrow>
              <mn>2</mn>
              <mi>,</mi>
              <mn>10</mn>
            </mrow>
          </mrow>
          <mo fence="true" form="postfix" stretchy="false">)</mo>
        </mrow>
        <mo stretchy="false">=</mo>
        <mrow>
          <mn>7.93</mn>
          <mo stretchy="false">∗</mo>
          <mrow>
            <mo fence="true" form="prefix" stretchy="false">(</mo>
            <mrow>
              <mrow>
                <mn>1</mn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6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8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0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2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4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6</mn>
                  </msup>
                </mfrac>
                <mo stretchy="false">+</mo>
                <mfrac>
                  <mn>1</mn>
                  <msup>
                    <mrow>
                      <mo fence="true" form="prefix" stretchy="false">(</mo>
                      <mrow>
                        <mn>1.1</mn>
                      </mrow>
                      <mo fence="true" form="postfix" stretchy="false">)</mo>
                    </mrow>
                    <mn>18</mn>
                  </msup>
                </mfrac>
              </mrow>
            </mrow>
            <mo fence="true" form="postfix" stretchy="false">)</mo>
          </mrow>
        </mrow>
        <mo stretchy="false">=</mo>
        <mn>38.9</mn>
      </mrow>
    </mrow>
    <annotation encoding="StarMath 5.0">NPV_{D}(2, 10) = 7.93 * (1 + {1} over {(1.1)^2} + {1} over {(1.1)^4} + {1} over {(1.1)^6} + {1} over {(1.1)^8} + {1} over {(1.1)^10} + {1} over {(1.1)^12} + {1} over {(1.1)^14} + {1} over {(1.1)^16} + {1} over {(1.1)^18}) = 38.9</annotation>
  </semantics>
</math>
</file>

<file path=Object 33/content.xml><?xml version="1.0" encoding="utf-8"?>
<math xmlns="http://www.w3.org/1998/Math/MathML" display="block">
  <semantics>
    <mrow>
      <mrow>
        <mi>r</mi>
        <mo stretchy="false">=</mo>
        <mn>10</mn>
      </mrow>
      <mtext>%</mtext>
    </mrow>
    <annotation encoding="StarMath 5.0">r = 10%</annotation>
  </semantics>
</math>
</file>

<file path=Object 34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29.06</mn>
    </mrow>
    <annotation encoding="StarMath 5.0">NPV_{8%} = -100 + { 90 } over { (1 + 0.08)^1 } + { 45 } over { (1 + 0.08)^2 } + { 9 } over { (1 + 0.08)^3 } = 29.06</annotation>
  </semantics>
</math>
</file>

<file path=Object 35/content.xml><?xml version="1.0" encoding="utf-8"?>
<math xmlns="http://www.w3.org/1998/Math/MathML" display="block">
  <semantics>
    <mrow>
      <msub>
        <mi mathvariant="italic">NPV</mi>
        <mrow>
          <mn>8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8</mn>
                </mrow>
              </mrow>
              <mo fence="true" form="postfix" stretchy="false">)</mo>
            </mrow>
            <mn>3</mn>
          </msup>
        </mfrac>
      </mrow>
      <mo stretchy="false">=</mo>
      <mn>31.51</mn>
    </mrow>
    <annotation encoding="StarMath 5.0">NPV_{8%} = -100 + { 10 } over { (1 + 0.08)^1 } + { 50 } over { (1 + 0.08)^2 } + { 100 } over { (1 + 0.08)^3 } = 31.51</annotation>
  </semantics>
</math>
</file>

<file path=Object 36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7.39</mn>
    </mrow>
    <annotation encoding="StarMath 5.0">NPV_{9%} = -100 + { 90 } over { (1 + 0.09)^1 } + { 45 } over { (1 + 0.09)^2 } + { 9 } over { (1 + 0.09)^3 } = 27.39</annotation>
  </semantics>
</math>
</file>

<file path=Object 37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77</mn>
    </mrow>
    <annotation encoding="StarMath 5.0">NPV_{10%} = -100 + { 90 } over { (1 + 0.1)^1 } + { 45 } over { (1 + 0.1)^2 } + { 9 } over { (1 + 0.1)^3 } = 25.77</annotation>
  </semantics>
</math>
</file>

<file path=Object 38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4.18</mn>
    </mrow>
    <annotation encoding="StarMath 5.0">NPV_{11%} = -100 + { 90 } over { (1 + 0.11)^1 } + { 45 } over { (1 + 0.11)^2 } + { 9 } over { (1 + 0.11)^3 } = 24.18</annotation>
  </semantics>
</math>
</file>

<file path=Object 39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22.64</mn>
    </mrow>
    <annotation encoding="StarMath 5.0">NPV_{12%} = -100 + { 90 } over { (1 + 0.12)^1 } + { 45 } over { (1 + 0.12)^2 } + { 9 } over { (1 + 0.12)^3 } = 22.64</annotation>
  </semantics>
</math>
</file>

<file path=Object 4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&gt;</mo>
        <mn>0</mn>
      </mrow>
      <mi>,</mi>
      <mi mathvariant="italic">NPV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&lt;</mo>
        <mn>0</mn>
      </mrow>
    </mrow>
    <annotation encoding="StarMath 5.0">NPV(r_1) &gt; 0, NPV (r_2) &lt; 0</annotation>
  </semantics>
</math>
</file>

<file path=Object 40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21.13</mn>
    </mrow>
    <annotation encoding="StarMath 5.0">NPV_{13%} = -100 + { 90 } over { (1 + 0.13)^1 } + { 45 } over { (1 + 0.13)^2 } + { 9 } over { (1 + 0.13)^3 } = 21.13</annotation>
  </semantics>
</math>
</file>

<file path=Object 41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9.65</mn>
    </mrow>
    <annotation encoding="StarMath 5.0">NPV_{14%} = -100 + { 90 } over { (1 + 0.14)^1 } + { 45 } over { (1 + 0.14)^2 } + { 9 } over { (1 + 0.14)^3 } = 19.65</annotation>
  </semantics>
</math>
</file>

<file path=Object 42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9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45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9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8.2</mn>
    </mrow>
    <annotation encoding="StarMath 5.0">NPV_{15%} = -100 + { 90 } over { (1 + 0.15)^1 } + { 45 } over { (1 + 0.15)^2 } + { 9 } over { (1 + 0.15)^3 } = 18.2</annotation>
  </semantics>
</math>
</file>

<file path=Object 43/content.xml><?xml version="1.0" encoding="utf-8"?>
<math xmlns="http://www.w3.org/1998/Math/MathML" display="block">
  <semantics>
    <mrow>
      <msub>
        <mi mathvariant="italic">NPV</mi>
        <mrow>
          <mn>9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09</mn>
                </mrow>
              </mrow>
              <mo fence="true" form="postfix" stretchy="false">)</mo>
            </mrow>
            <mn>3</mn>
          </msup>
        </mfrac>
      </mrow>
      <mo stretchy="false">=</mo>
      <mn>28.48</mn>
    </mrow>
    <annotation encoding="StarMath 5.0">NPV_{9%} = -100 + { 10 } over { (1 + 0.09)^1 } + { 50 } over { (1 + 0.09)^2 } + { 100 } over { (1 + 0.09)^3 } = 28.48</annotation>
  </semantics>
</math>
</file>

<file path=Object 44/content.xml><?xml version="1.0" encoding="utf-8"?>
<math xmlns="http://www.w3.org/1998/Math/MathML" display="block">
  <semantics>
    <mrow>
      <msub>
        <mi mathvariant="italic">NPV</mi>
        <mrow>
          <mn>10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</mn>
                </mrow>
              </mrow>
              <mo fence="true" form="postfix" stretchy="false">)</mo>
            </mrow>
            <mn>3</mn>
          </msup>
        </mfrac>
      </mrow>
      <mo stretchy="false">=</mo>
      <mn>25.54</mn>
    </mrow>
    <annotation encoding="StarMath 5.0">NPV_{10%} = -100 + { 10 } over { (1 + 0.1)^1 } + { 50 } over { (1 + 0.1)^2 } + { 100 } over { (1 + 0.1)^3 } = 25.54</annotation>
  </semantics>
</math>
</file>

<file path=Object 45/content.xml><?xml version="1.0" encoding="utf-8"?>
<math xmlns="http://www.w3.org/1998/Math/MathML" display="block">
  <semantics>
    <mrow>
      <msub>
        <mi mathvariant="italic">NPV</mi>
        <mrow>
          <mn>11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1</mn>
                </mrow>
              </mrow>
              <mo fence="true" form="postfix" stretchy="false">)</mo>
            </mrow>
            <mn>3</mn>
          </msup>
        </mfrac>
      </mrow>
      <mo stretchy="false">=</mo>
      <mn>22.71</mn>
    </mrow>
    <annotation encoding="StarMath 5.0">NPV_{11%} = -100 + { 10 } over { (1 + 0.11)^1 } + { 50 } over { (1 + 0.11)^2 } + { 100 } over { (1 + 0.11)^3 } = 22.71</annotation>
  </semantics>
</math>
</file>

<file path=Object 46/content.xml><?xml version="1.0" encoding="utf-8"?>
<math xmlns="http://www.w3.org/1998/Math/MathML" display="block">
  <semantics>
    <mrow>
      <msub>
        <mi mathvariant="italic">NPV</mi>
        <mrow>
          <mn>12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2</mn>
                </mrow>
              </mrow>
              <mo fence="true" form="postfix" stretchy="false">)</mo>
            </mrow>
            <mn>3</mn>
          </msup>
        </mfrac>
      </mrow>
      <mo stretchy="false">=</mo>
      <mn>19.97</mn>
    </mrow>
    <annotation encoding="StarMath 5.0">NPV_{12%} = -100 + { 10 } over { (1 + 0.12)^1 } + { 50 } over { (1 + 0.12)^2 } + { 100 } over { (1 + 0.12)^3 } = 19.97</annotation>
  </semantics>
</math>
</file>

<file path=Object 47/content.xml><?xml version="1.0" encoding="utf-8"?>
<math xmlns="http://www.w3.org/1998/Math/MathML" display="block">
  <semantics>
    <mrow>
      <msub>
        <mi mathvariant="italic">NPV</mi>
        <mrow>
          <mn>13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3</mn>
                </mrow>
              </mrow>
              <mo fence="true" form="postfix" stretchy="false">)</mo>
            </mrow>
            <mn>3</mn>
          </msup>
        </mfrac>
      </mrow>
      <mo stretchy="false">=</mo>
      <mn>17.31</mn>
    </mrow>
    <annotation encoding="StarMath 5.0">NPV_{13%} = -100 + { 10 } over { (1 + 0.13)^1 } + { 50 } over { (1 + 0.13)^2 } + { 100 } over { (1 + 0.13)^3 } = 17.31</annotation>
  </semantics>
</math>
</file>

<file path=Object 48/content.xml><?xml version="1.0" encoding="utf-8"?>
<math xmlns="http://www.w3.org/1998/Math/MathML" display="block">
  <semantics>
    <mrow>
      <msub>
        <mi mathvariant="italic">NPV</mi>
        <mrow>
          <mn>14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4</mn>
                </mrow>
              </mrow>
              <mo fence="true" form="postfix" stretchy="false">)</mo>
            </mrow>
            <mn>3</mn>
          </msup>
        </mfrac>
      </mrow>
      <mo stretchy="false">=</mo>
      <mn>14.74</mn>
    </mrow>
    <annotation encoding="StarMath 5.0">NPV_{14%} = -100 + { 10 } over { (1 + 0.14)^1 } + { 50 } over { (1 + 0.14)^2 } + { 100 } over { (1 + 0.14)^3 } = 14.74</annotation>
  </semantics>
</math>
</file>

<file path=Object 49/content.xml><?xml version="1.0" encoding="utf-8"?>
<math xmlns="http://www.w3.org/1998/Math/MathML" display="block">
  <semantics>
    <mrow>
      <msub>
        <mi mathvariant="italic">NPV</mi>
        <mrow>
          <mn>15</mn>
          <mtext>%</mtext>
        </mrow>
      </msub>
      <mo stretchy="false">=</mo>
      <mrow>
        <mrow>
          <mo stretchy="false">−</mo>
          <mn>100</mn>
        </mrow>
        <mo stretchy="false">+</mo>
        <mfrac>
          <mn>1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1</mn>
          </msup>
        </mfrac>
        <mo stretchy="false">+</mo>
        <mfrac>
          <mn>5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2</mn>
          </msup>
        </mfrac>
        <mo stretchy="false">+</mo>
        <mfrac>
          <mn>100</mn>
          <msup>
            <mrow>
              <mo fence="true" form="prefix" stretchy="false">(</mo>
              <mrow>
                <mrow>
                  <mn>1</mn>
                  <mo stretchy="false">+</mo>
                  <mn>0.15</mn>
                </mrow>
              </mrow>
              <mo fence="true" form="postfix" stretchy="false">)</mo>
            </mrow>
            <mn>3</mn>
          </msup>
        </mfrac>
      </mrow>
      <mo stretchy="false">=</mo>
      <mn>12.25</mn>
    </mrow>
    <annotation encoding="StarMath 5.0">NPV_{15%} = -100 + { 10 } over { (1 + 0.15)^1 } + { 50 } over { (1 + 0.15)^2 } + { 100 } over { (1 + 0.15)^3 } = 12.25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≈</mo>
        <mn>7</mn>
      </mrow>
      <mtext>%</mtext>
      <mi mathvariant="normal">:</mi>
    </mrow>
    <annotation encoding="StarMath 5.0">r_1 approx 7%:</annotation>
  </semantics>
</math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201cm" svg:y="3.951cm" style:legend-expansion="high" chart:style-name="ch2"/>
        <chart:plot-area chart:style-name="ch3" svg:x="1.33cm" svg:y="0.179cm" svg:width="11.552cm" svg:height="7.66cm">
          <chart:coordinate-region svg:x="1.964cm" svg:y="0.378cm" svg:width="10.725cm" svg:height="6.814cm"/>
          <chart:axis chart:dimension="x" chart:name="primary-x" chart:style-name="ch4" chartooo:axis-type="auto">
            <chartooo:date-scale/>
            <chart:title svg:x="6.996cm" svg:y="8.018cm" chart:style-name="ch5">
              <text:p><text:span text:style-name="T1">r</text:span>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4">
            <chart:title svg:x="0.451cm" svg:y="4.551cm" chart:style-name="ch7">
              <text:p><text:span text:style-name="T1">NPV(r)</text:span></text:p>
            </chart:title>
            <chart:grid chart:style-name="ch6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ект A</text:p>
              </table:table-cell>
              <table:table-cell office:value-type="string">
                <text:p>Проект B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29.06">
                <text:p>29.06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39">
                <text:p>27.39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7">
                <text:p>25.77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18">
                <text:p>24.18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64">
                <text:p>22.64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13">
                <text:p>21.13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65">
                <text:p>19.65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5.2$Linux_X86_64 LibreOffice_project/580$Build-2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1/content.xml><?xml version="1.0" encoding="utf-8"?>
<math xmlns="http://www.w3.org/1998/Math/MathML" display="block">
  <semantics>
    <mrow>
      <mi>r</mi>
      <mo stretchy="false">≈</mo>
      <mn>9.8</mn>
    </mrow>
    <annotation encoding="StarMath 5.0">r approx 9.8</annotation>
  </semantics>
</math>
</file>

<file path=Object 6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7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7</mn>
          </mfrac>
          <mo stretchy="false">+</mo>
          <mfrac>
            <mn>40</mn>
            <msup>
              <mn>1.07</mn>
              <mn>2</mn>
            </msup>
          </mfrac>
          <mo stretchy="false">+</mo>
          <mfrac>
            <mn>60</mn>
            <msup>
              <mn>1.07</mn>
              <mn>3</mn>
            </msup>
          </mfrac>
          <mo stretchy="false">+</mo>
          <mfrac>
            <mn>60</mn>
            <msup>
              <mn>1.07</mn>
              <mn>4</mn>
            </msup>
          </mfrac>
          <mo stretchy="false">+</mo>
          <mfrac>
            <mn>80</mn>
            <msup>
              <mn>1.07</mn>
              <mn>5</mn>
            </msup>
          </mfrac>
        </mrow>
        <mo stretchy="false">≈</mo>
        <mn>5.42</mn>
      </mrow>
      <mi mathvariant="italic">млн</mi>
      <mn>.</mn>
      <mi mathvariant="italic">руб</mi>
      <mi>.</mi>
    </mrow>
    <annotation encoding="StarMath 5.0">NPV(7%) = -200 + {20} over {1.07} + {40} over {1.07^2} + {60} over {1.07^3} + {60} over {1.07^4} + {80} over {1.07^5} approx 5.42 млн. руб.</annotation>
  </semantics>
</math>
</file>

<file path=Object 7/content.xml><?xml version="1.0" encoding="utf-8"?>
<math xmlns="http://www.w3.org/1998/Math/MathML" display="block">
  <semantics>
    <mrow>
      <mrow>
        <msub>
          <mi>r</mi>
          <mn>2</mn>
        </msub>
        <mo stretchy="false">≈</mo>
        <mn>8</mn>
      </mrow>
      <mtext>%</mtext>
    </mrow>
    <annotation encoding="StarMath 5.0">r_2 approx 8%</annotation>
  </semantics>
</math>
</file>

<file path=Object 8/content.xml><?xml version="1.0" encoding="utf-8"?>
<math xmlns="http://www.w3.org/1998/Math/MathML" display="block">
  <semantics>
    <mrow>
      <mi mathvariant="italic">NPV</mi>
      <mrow>
        <mrow>
          <mo fence="true" form="prefix" stretchy="false">(</mo>
          <mrow>
            <mrow>
              <mn>8</mn>
              <mtext>%</mtext>
            </mrow>
          </mrow>
          <mo fence="true" form="postfix" stretchy="false">)</mo>
        </mrow>
        <mo stretchy="false">=</mo>
        <mrow>
          <mrow>
            <mo stretchy="false">−</mo>
            <mn>200</mn>
          </mrow>
          <mo stretchy="false">+</mo>
          <mfrac>
            <mn>20</mn>
            <mn>1.08</mn>
          </mfrac>
          <mo stretchy="false">+</mo>
          <mfrac>
            <mn>40</mn>
            <msup>
              <mn>1.08</mn>
              <mn>2</mn>
            </msup>
          </mfrac>
          <mo stretchy="false">+</mo>
          <mfrac>
            <mn>60</mn>
            <msup>
              <mn>1.08</mn>
              <mn>3</mn>
            </msup>
          </mfrac>
          <mo stretchy="false">+</mo>
          <mfrac>
            <mn>60</mn>
            <msup>
              <mn>1.08</mn>
              <mn>4</mn>
            </msup>
          </mfrac>
          <mo stretchy="false">+</mo>
          <mfrac>
            <mn>80</mn>
            <msup>
              <mn>1.08</mn>
              <mn>5</mn>
            </msup>
          </mfrac>
        </mrow>
        <mo stretchy="false">≈</mo>
        <mrow>
          <mo stretchy="false">−</mo>
          <mn>1.01</mn>
        </mrow>
      </mrow>
      <mi mathvariant="italic">млн</mi>
      <mn>.</mn>
      <mi mathvariant="italic">руб</mi>
      <mi>.</mi>
    </mrow>
    <annotation encoding="StarMath 5.0">NPV(8%) = -200 + {20} over {1.08} + {40} over {1.08^2} + {60} over {1.08^3} + {60} over {1.08^4} + {80} over {1.08^5} approx -1.01 млн. руб.</annotation>
  </semantics>
</math>
</file>

<file path=Object 9/content.xml><?xml version="1.0" encoding="utf-8"?>
<math xmlns="http://www.w3.org/1998/Math/MathML" display="block">
  <semantics>
    <mrow>
      <mrow>
        <mi mathvariant="italic">IRR</mi>
        <mo stretchy="false">≈</mo>
        <mn>7</mn>
      </mrow>
      <mrow>
        <mrow>
          <mtext>%</mtext>
          <mo stretchy="false">+</mo>
          <mrow>
            <mfrac>
              <mn>5.42</mn>
              <mrow>
                <mn>5.42</mn>
                <mo stretchy="false">−</mo>
                <mrow>
                  <mo fence="true" form="prefix" stretchy="false">(</mo>
                  <mrow>
                    <mrow>
                      <mo stretchy="false">−</mo>
                      <mn>1.01</mn>
                    </mrow>
                  </mrow>
                  <mo fence="true" form="postfix" stretchy="false">)</mo>
                </mrow>
              </mrow>
            </mfrac>
            <mo stretchy="false">×</mo>
            <mrow>
              <mo fence="true" form="prefix" stretchy="false">(</mo>
              <mrow>
                <mrow>
                  <mn>8</mn>
                  <mrow>
                    <mtext>%</mtext>
                    <mo stretchy="false">−</mo>
                    <mn>7</mn>
                  </mrow>
                  <mtext>%</mtext>
                </mrow>
              </mrow>
              <mo fence="true" form="postfix" stretchy="false">)</mo>
            </mrow>
          </mrow>
        </mrow>
        <mo stretchy="false">=</mo>
        <mn>7</mn>
      </mrow>
      <mrow>
        <mtext>%</mtext>
        <mo stretchy="false">+</mo>
        <mn>0.84</mn>
      </mrow>
      <mrow>
        <mtext>%</mtext>
        <mo stretchy="false">=</mo>
        <mn>7.84</mn>
      </mrow>
      <mtext>%</mtext>
    </mrow>
    <annotation encoding="StarMath 5.0">IRR approx 7% + {5.42} over {5.42 - (-1.01)} times (8% - 7%) = 7% + 0.84% = 7.84%</annotation>
  </semantics>
</math>
</file>